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0a4221" fo:background-color="#ffff00"/>
    </style:style>
    <style:style style:name="P3" style:family="paragraph" style:parent-style-name="Standard">
      <style:text-properties officeooo:paragraph-rsid="000a4221"/>
    </style:style>
    <style:style style:name="P4" style:family="paragraph" style:parent-style-name="Standard">
      <style:text-properties officeooo:paragraph-rsid="000c02ff"/>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951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istoria o tym, jak to się zaczęło: trochę legend, trochę</text:p>
      <text:p text:style-name="Standard">o jego historycznym znaczeniu i komentarze o tym, gdzie</text:p>
      <text:p text:style-name="Standard">może być jego wiele rozszerzeń programowania matematycznego</text:p>
      <text:p text:style-name="Standard">głowiasty.</text:p>
      <text:p text:style-name="Standard">Programowanie liniowe można postrzegać jako część wielkiego</text:p>
      <text:p text:style-name="Standard">rewolucyjny rozwój, który dał ludzkości</text:p>
      <text:p text:style-name="Standard">umiejętność określenia ogólnych celów i wytyczenia ścieżki</text:p>
      <text:p text:style-name="Standard">szczegółowe decyzje, jakie należy podjąć, aby „jak najlepiej” osiągnąć swoje cele</text:p>
      <text:p text:style-name="Standard">w obliczu praktycznych sytuacji o dużej złożoności.</text:p>
      <text:p text:style-name="Standard">Nasze narzędzia do tego służą do tworzenia rzeczywistego świata</text:p>
      <text:p text:style-name="Standard">problemy w szczegółowych terminach matematycznych (modele), techniki rozwiązywania modeli (algorytmy) i silniki dla</text:p>
      <text:p text:style-name="Standard">wykonywanie kroków algorytmów (komputery i oprogramowanie).</text:p>
      <text:p text:style-name="Standard">Ta umiejętność rozpoczęła się w 1947 roku, tuż po II wojnie światowej,</text:p>
      <text:p text:style-name="Standard">i od tego czasu dotrzymuje kroku niezwykłości</text:p>
      <text:p text:style-name="Standard">wzrost mocy obliczeniowej. Postęp był tak szybki</text:p>
      <text:p text:style-name="Standard">w naukach decyzyjnych, których niewielu pamięta wkład</text:p>
      <text:p text:style-name="Standard">wielcy pionierzy, od których wszystko się zaczęło. Niektóre z ich nazwisk</text:p>
      <text:p text:style-name="Standard">są von Neumann, Kantorovich, Leontief i Koopmans.</text:p>
      <text:p text:style-name="Standard">Pierwsi dwaj byli znanymi matematykami. Ostatnie trzy</text:p>
      <text:p text:style-name="Standard">otrzymał Nagrodę Nobla w dziedzinie ekonomii.</text:p>
      <text:p text:style-name="Standard">W latach od czasu, kiedy została zaproponowana po raz pierwszy</text:p>
      <text:p text:style-name="Standard">w 1947 roku przez autora (w związku z planowaniem</text:p>
      <text:p text:style-name="Standard">działań wojskowych), programowania liniowego i jego wielu</text:p>
      <text:p text:style-name="Standard">rozszerzenia znalazły szerokie zastosowanie. W kręgach akademickich</text:p>
      <text:p text:style-name="Standard">naukowcy zajmujący się decyzjami (badacze operacyjni i kierownictwo</text:p>
      <text:p text:style-name="Standard">naukowcy), a także analitycy numeryczni, matematycy,</text:p>
      <text:p text:style-name="Standard">ekonomiści napisali setki książek i dokument</text:p>
      <text:p text:style-name="Standard">niezliczona liczba artykułów na ten temat.</text:p>
      <text:p text:style-name="Standard">Co ciekawe, pomimo jego szerokiego zastosowania dzisiaj do</text:p>
      <text:p text:style-name="Standard">codziennych problemów, przed 1947 r. nie było to znane. To</text:p>
      <text:p text:style-name="Standard">nie jest całkiem poprawne; było kilka wyjątków.</text:p>
      <text:p text:style-name="Standard">Fourier (sława serii Fouriera) w 1823 roku i znany belgijski matematyk de la Vallée Poussin w 1911 roku</text:p>
      <text:p text:style-name="Standard">każdy napisał o tym artykuł, ale to wszystko. Ich</text:p>
      <text:p text:style-name="Standard">praca miała taki sam wpływ na rozwój wydarzeń po 1947 r., jak</text:p>
      <text:p text:style-name="Standard">znalazł w egipskim grobowcu komputer elektroniczny</text:p>
      <text:p text:style-name="Standard">zbudowany w 3000 pne. Niezwykły rok 1939 Leonida Kantorowicza</text:p>
      <text:p text:style-name="Standard">monografia na ten temat była również zaniedbywana ze względów ideologicznych w ZSRR. Został wskrzeszony dwie dekady</text:p>
      <text:p text:style-name="Standard">później, po tym, jak miały już miejsce główne wydarzenia</text:p>
      <text:p text:style-name="Standard">na zachodzie. Znakomity artykuł Hitchcocka z 1941 roku</text:p>
      <text:p text:style-name="Standard"/>
      <text:p text:style-name="Standard"/>
      <text:p text:style-name="Standard">problem transportu również został przeoczony aż do później</text:p>
      <text:p text:style-name="Standard">inni w późnych latach czterdziestych i wczesnych pięćdziesiątych niezależnie</text:p>
      <text:p text:style-name="Standard">na nowo odkrył jego właściwości.</text:p>
      <text:p text:style-name="Standard">To, co wydaje się charakteryzować erę przed 1947 rokiem, to brak</text:p>
      <text:p text:style-name="Standard">jakiekolwiek zainteresowanie próbą optymalizacji. T. Motzkin w swojej rozprawie naukowej napisanej w 1936 r. Przytacza tylko 42 artykuły o tematyce linearnej</text:p>
      <text:p text:style-name="Standard">systemy nierówności, z których żaden nie wspomina o celu</text:p>
      <text:p text:style-name="Standard">funkcjonować.</text:p>
      <text:p text:style-name="Standard"><text:soft-page-break/>Główny wpływ ery przed 1947 r. Miały prace Leontiefa nad modelem nakładów i wyników gospodarki</text:p>
      <text:p text:style-name="Standard">(1933), ważny artykuł autorstwa von Neumanna na temat teorii gier (1928) i inny autorstwa niego na temat stałego wzrostu gospodarczego</text:p>
      <text:p text:style-name="Standard">(1937).</text:p>
      <text:p text:style-name="Standard">Mój wkład wyrósł z mojej drugiej wojny światowej</text:p>
      <text:p text:style-name="Standard">doświadczenie w Pentagonie. W okresie wojny (1941–</text:p>
      <text:p text:style-name="Standard">45), stałem się ekspertem od programowania i planowania</text:p>
      <text:p text:style-name="Standard">metody wykorzystujące kalkulatory biurkowe. W 1946 roku byłem doradcą matematycznym kontrolera amerykańskich sił powietrznych w Pentagonie. Właśnie otrzymałem tytuł doktora (do badań, które miałem</text:p>
      <text:p text:style-name="Standard">głównie przed wojną) i szukałem stanowiska akademickiego, które opłacałoby się lepiej niż niska oferta I. otrzymał od Berkeley. Aby mnie zachęcić, żebym tego nie robił</text:p>
      <text:p text:style-name="Standard">podjąć inną pracę, moi koledzy z Pentagonu, D. Hitchcock</text:p>
      <text:p text:style-name="Standard">i pan Wood, wezwał mnie, abym zobaczył, co mogę zrobić zmechanizować proces planowania. Poproszono mnie o znalezienie sposobu szybsze obliczanie rozłożonego w czasie programu wdrażania, szkolenia i dostaw logistycznych. W tamtych czasach „zmechanizowanie” planowania oznaczało używanie urządzeń analogowych lub karty perforowanej ekwipunek. Nie było komputerów elektronicznych.</text:p>
      <text:p text:style-name="Standard">Zgodnie z moim wyszkoleniem matematyka, postawiłem aby sformułować model. Zafascynowała mnie praca Wassily Leontief, który w 1932 roku zaproponował duży, ale prosty strukturę macierzową, którą nazwał międzybranżowym modelem wejściowym i wyjściowym gospodarki amerykańskiej. To było proste koncepcji i może być wdrożona na tyle szczegółowo, aby</text:p>
      <text:p text:style-name="Standard">być przydatne w praktycznym planowaniu. Bardzo podziwiałem Leontiefa za podjęcie trzech kroków niezbędnych do pomyślnego złożenia wniosku:</text:p>
      <text:p text:style-name="Standard">1. Sformułowanie modelu międzybranżowego.</text:p>
      <text:p text:style-name="Standard">2. Zbieranie danych wejściowych podczas Wielkiego Kryzysu.</text:p>
      <text:p text:style-name="Standard">3. Przekonanie decydentów do wykorzystania wyników.</text:p>
      <text:p text:style-name="Standard"/>
      <text:p text:style-name="Standard">Leontief otrzymał Nagrodę Nobla w 1976 roku za rozwój</text:p>
      <text:p text:style-name="Standard">model przepływów międzygałęziowych.</text:p>
      <text:p text:style-name="Standard"/>
      <text:p text:style-name="Standard"/>
      <text:p text:style-name="Standard">W tym celu jednak zauważyłem, że model Leontiefa musiał zostać uogólniony. Jego był stan ustalony model i to, czego szukały siły powietrzne, było bardzo dynamiczne model, który może się zmienić w czasie. W Leontief's modelu istniała korespondencja jeden do jednego między</text:p>
      <text:p text:style-name="Standard">procesy produkcyjne i wytwarzane przez nie przedmioty procesy. Potrzebny był model z alternatywą zajęcia. Wreszcie musiało być obliczalne. Kiedyś model</text:p>
      <text:p text:style-name="Standard">została sformułowana, musiał istnieć praktyczny sposób obliczenia, jakie ilości tych działań się w to zaangażują był zgodny z ich odpowiednimi charakterystykami nakładów i wyników oraz z określonymi zasobami. To nie byłoby nic złego zadanie, ponieważ zastosowanie wojskowe musiało być na dużą skalę, z tysiącami przedmiotów i działań. S<text:span text:style-name="T2">formułowany przeze mnie model analizy aktywności byłby opisywany dzisiaj jako rozłożony w czasie, dynamiczny program liniowy</text:span></text:p>
      <text:p text:style-name="P1">z konstrukcją kratownicową klatki schodowej. Początkowo nie było</text:p>
      <text:p text:style-name="P1">funkcja celu; W tamtych czasach ogólne cele nigdy nie były jasno określone, ponieważ praktyczni planiści po prostu nie mieli sposób realizacji takiej koncepcji. Nieobliczalność była</text:p>
      <text:p text:style-name="P1">Myślę, że główny powód całkowitego braku zainteresowania optymalizacja przed 1947.</text:p>
      <text:p text:style-name="Standard">Prosty przykład może służyć do zilustrowania fundamentalnej trudności w znalezieniu rozwiązania problemu planowania po sformułowaniu. Rozważ problem przypisywania 70 mężczyzn do 70 miejsc pracy. Załóżmy, że miałaby wartość lub korzyść vij wynik, jeśli i-ty człowiek zostanie przypisany do j-tego zadania. Aktywność polega na przydzieleniu i-tego człowieka do j-tego stanowiska. Ograniczenia są następujące: (i) każdemu mężczyźnie należy przydzielić pracę (jest ich <text:soft-page-break/>70 takie) oraz (ii) każde stanowisko musi być obsadzone (również 70). Poziom działania wynosi 1, co oznacza, że ​​będzie używane, lub 0,</text:p>
      <text:p text:style-name="Standard">co oznacza, że ​​nie będzie. Tak więc istnieją ograniczenia 2 × 70 lub 140, 70 × 70 lub 4900 działań, z których odpowiada 4900 0-1 zmienne decyzyjne xij. Niestety jest ich 70! różne możliwe rozwiązania lub sposoby wykonywania zadań xij. Problem w tym, żeby porównać 70! rozwiązania z jednym inny i wybrać ten, który daje największy suma korzyści z cesji.</text:p>
      <text:p text:style-name="Standard">Teraz 70! to duża liczba, większa niż 10100. Załóżmy, że my miał komputer zdolny do wykonania miliona obliczeń na drugi dostępny w czasie wielkiego wybuchu piętnaście miliardów</text:p>
      <text:p text:style-name="Standard">Lata temu. Czy byłby w stanie spojrzeć na wszystkie 70! kombinacje do roku 1990? Odpowiedź brzmi nie! Przypuszczać zamiast tego może działać z prędkością nanosekundową i robić</text:p>
      <text:p text:style-name="Standard">1 miliard wykonanych zadań na sekundę? Odpowiedź to nadal nie. Nawet gdyby Ziemia była wypełniona takimi komputerami pracującymi równolegle, odpowiedź nadal byłaby przecząca. Gdyby jednak było 1040 Ziemi krążących wokół Słońca</text:p>
      <text:p text:style-name="Standard">każde wypełnione ciało stałe komputerami o prędkości nanosekund, wszystkie zaprogramowane równolegle od czasu Wielkiego Wybuchu do Słońce robi się zimne, więc może odpowiedź brzmi: tak.</text:p>
      <text:p text:style-name="Standard">Ten łatwy do określenia przykład pokazuje, dlaczego do 1947 r. i przeważnie nawet do dnia dzisiejszego istnieje wielka przepaść między dążeniami człowieka a jego działaniami. Człowiek może sobie tego życzyć wyrażać swoje potrzeby w złożonych sytuacjach w kategoriach ogólnego celu, który ma być zoptymalizowany, ale jest tak wiele różnych sposobów, aby to osiągnąć, każdy ma swoje zalety i wady, że niemożliwe byłoby porównanie wszystkich przypadków i wybierz, która z nich będzie najlepsza.</text:p>
      <text:p text:style-name="Standard"/>
      <text:p text:style-name="P1">Niezmiennie człowiek w przeszłości zwrócił się do przywódcy, którego „Doświadczenie” i „dojrzały osąd” wskazywałyby drogę.</text:p>
      <text:p text:style-name="P1"/>
      <text:p text:style-name="P1">Osoby odpowiedzialne za to lubią to robić, wydając serię uzasadnień zasady (edykty) do wykonania przez osoby opracowujące plan.</text:p>
      <text:p text:style-name="P1">Taka była sytuacja przed 1946 r. W miejsce pliku jasno określony cel lub funkcja celu, istniała duża liczba podstawowych zasad ad hoc wydanych przez osoby uprawnione poprowadź wybór. Bez takich zasad byłoby w większości przypadków była astronomiczną liczbą wykonalną</text:p>
      <text:p text:style-name="P1">rozwiązania do wyboru. Nawiasem mówiąc, „system ekspercki” oprogramowanie, które jest dziś bardzo modne, wykorzystuje to podejście oparte na zasadach ad hoc.</text:p>
      <text:p text:style-name="Standard">Wszystko, co do tej pory opowiadałem o wczesnym rozwoju, miało miejsce przed pojawieniem się komputera, więcej dokładnie, zanim pod koniec 1946 r. zdawaliśmy sobie sprawę, że komputer będzie istniał. Kiedy jednak zdaliśmy sobie sprawę, komputer stał się kluczowy dla naszej mechanizacji planowania proces<text:span text:style-name="T3">ów</text:span>. Komputer był tak ważny, że nasza grupa zaaranżowała</text:p>
      <text:p text:style-name="Standard">(pod koniec lat czterdziestych), że Pentagon sfinansował rozwój komputerów.</text:p>
      <text:p text:style-name="Standard">Aby na chwilę odejść, chciałbym powiedzieć kilka słów o samym komputerze elektronicznym. Mnie i przypuszczam dla nas wszystkich, jedno z najbardziej zaskakujących wydarzeń ze wszystkich czas przeniknął komputer do prawie na każdym etapie ludzkiej działalności. Z<text:span text:style-name="T2">anim może być komputer inteligentnie zastosowany model musi być sformułowany i dobry</text:span></text:p>
      <text:p text:style-name="Standard"><text:span text:style-name="T2">opracowane algorytmy. Do zbudowania modelu wymagane jest jednak aksjomatyzacja pola przedmiotowego.</text:span> Z czasem to aksjomatyzacja daje początek zupełnie nowej dyscyplinie matematycznej, która jest następnie badana dla niej samej. Tak więc z</text:p>
      <text:p text:style-name="Standard">każda nowa penetracja komputera to nowa nauka urodzony.</text:p>
      <text:p text:style-name="Standard">Von Neumann zwraca uwagę na tę tendencję do aksjomatyzacji w swoim</text:p>
      <text:p text:style-name="Standard">artykuł na temat ogólnej i logicznej teorii automatów. W stwierdza, że ​​automaty grają nieprzerwanie rosnąca rola w nauce. Następnie mówi:</text:p>
      <text:p text:style-name="Standard">Automaty zaczęły także wkraczać do pewnych dziedzin matematyki, szczególnie, ale nie wyłącznie, do fizyki matematycznej lub matematyki stosowanej. Naturalne systemy (np. Centralny układ nerwowy) są ogromne złożoność i jest wyraźnie konieczne, aby najpierw dokonać podziału</text:p>
      <text:p text:style-name="Standard"><text:soft-page-break/>co reprezentują na kilka części, które w pewnym stopniu są niezależnymi, elementarnymi jednostkami. Problem polega więc na zrozumieniu, jak te elementy są zorganizowane jako całość. To ten ostatni problem prawdopodobnie przyciągnie tych, którzy mają doświadczenie i</text:p>
      <text:p text:style-name="Standard">gusta matematyka lub logika. Z taką postawą będzie skłonny zapomnieć o początkach, a następnie</text:p>
      <text:p text:style-name="Standard">po zakończeniu procesu aksjomatyzacji skoncentruj się na aspektach matematycznych.</text:p>
      <text:p text:style-name="Standard"><text:span text:style-name="T2">Do połowy 1947 r. Sformułowałem model, który w zadowalający sposób przedstawiał stosunki technologiczne zwykle spotykane w praktyce. Postanowiłem, że zasady podstawowe ad hoc</text:span></text:p>
      <text:p text:style-name="P3"><text:span text:style-name="T2">trzeba było odrzucić i zastąpić wyraźnym celem funkcjonować. Problem planowania sformułowałem w kategoriach matematycznych, posługując się zestawem aksjomatów.</text:span> </text:p>
      <text:p text:style-name="P3"/>
      <text:p text:style-name="P3">Przedmiotowe aksjomaty relacje między dwoma rodzajami zbiorów: pierwszym był</text:p>
      <text:p text:style-name="Standard">zestaw produkowanych lub konsumowanych przedmiotów i drugi,</text:p>
      <text:p text:style-name="Standard">zestaw czynności lub procesów produkcyjnych, w których te</text:p>
      <text:p text:style-name="Standard">pozycje byłyby wprowadzane lub wyprowadzane w stałych proporcjach</text:p>
      <text:p text:style-name="Standard">pod warunkiem, że te proporcje są nieujemnymi wielokrotnościami</text:p>
      <text:p text:style-name="Standard">wzajemnie. Powstały układ do rozwiązania polegał na minimalizacji postaci liniowej podlegającej równaniom liniowym i nierówności. Użycie (w czasie gdy było to proponowane) formy liniowej jako ekstremalnej funkcji celu to nowatorska cecha modelu.</text:p>
      <text:p text:style-name="P2">Teraz przyszło nietrywialne pytanie: czy można takie systemy rozwiązać? Na początku zakładałem, że ekonomiści pracowali na ten problem, ponieważ był to problem alokacji</text:p>
      <text:p text:style-name="Standard"><text:span text:style-name="T2">ograniczone zasoby.</text:span> Odwiedziłem T. C. Koopmansa w czerwcu 1947 r. O godz</text:p>
      <text:p text:style-name="Standard">Cowles Foundation (która w tamtym czasie znajdowała się na Uniwersytecie w Chicago), aby nauczyć się wszystkiego od ekonomistów matematycznych. Koopmans był bardzo podekscytowany. W czasie II wojny światowej pracował dla aliantów Wyżywienie na modelu transportowym i tak miałam teorię a także praktyczne podstawy planowania niezbędne do</text:p>
      <text:p text:style-name="Standard">doceniam to, co przedstawiłem. Natychmiast zobaczył implikacje dla ogólnego planowania gospodarczego. Od tego czasu następnie Koopmans objął inicjatywę w zakresie wykorzystania potencjału modele programowania liniowego dla innych młodych ludzi ekonomistów, którzy dopiero zaczynali swoją karierę. Niektóre z nazywali się Kenneth Arrow, Paul Samuelson, Herbert</text:p>
      <text:p text:style-name="Standard">Simon, Robert Dorfman, Leonid Hurwricz i Herbert Szalik, żeby wymienić tylko kilka. Jakieś trzydzieści do czterdziestu lat później czterech z nich otrzymało Nagrodę Nobla za swoje badania.</text:p>
      <text:p text:style-name="Standard">Widząc, że ekonomiści nie mają metody rozwiązania, postanowiłem spróbować na własną rękę znaleźć plik algorytm. Wielki dług zawdzięczam Jerzemu Neymanowi, czołowemu statystykowi matematycznemu jego czasów, który kierował moim praca dyplomowa w Berkeley. Moja praca magisterska dotyczyła dwóch znanych nierozwiązane problemy w statystyce matematycznej, które błędnie uważałem za zadanie domowe i rozwiązane. </text:p>
      <text:p text:style-name="Standard"/>
      <text:p text:style-name="Standard">Jeden z wyników, opublikowany wspólnie z Abrahamem Waldem, był na lemacie Neymana-Pearsona. W dzisiejszej terminologii ta część mojej pracy dotyczyła istnienia Lagrange'a</text:p>
      <text:p text:style-name="Standard">mnożniki (lub zmienne dualne) dla pół-nieskończonego programu liniowego, którego zmienne były ograniczone od zera do jedynki i spełnione więzy liniowe wyrażone w postaci</text:p>
      <text:p text:style-name="Standard">Całki Lebesgue'a. Był też cel liniowy ekstremalne.</text:p>
      <text:p text:style-name="P1">Na szczęście w mojej pracy magisterskiej zastosowano konkretną geometrię zamiast tego ten powiązany z kolumnami macierzy jego rzędów. Ta geometria kolumny dała mi wgląd</text:p>
      <text:p text:style-name="P1">co doprowadziło mnie do przekonania, że ​​będzie to metoda simplex</text:p>
      <text:p text:style-name="P1">bardzo wydajna technika rozwiązania. Wcześniej odrzuciłem metoda, gdy widziałem ją w geometrii wiersza, ponieważ bieganie po zewnętrznych krawędziach wydawało się takie mało obiecujące.</text:p>
      <text:p text:style-name="Standard"><text:span text:style-name="T2">Metodę simplex zaproponowałem latem 1947 roku. </text:span>Ale minęło prawie rok, zanim moi koledzy i ja w Pentagon zdał sobie sprawę, jak potężna była ta metoda. W międzyczasie postanowiłem skonsultować się z wielkim Johnnym von Neumanna, aby zobaczyć, co może zasugerować</text:p>
      <text:p text:style-name="Standard">technik rozwiązań. Był uważany przez wielu za czołowy matematyk na świecie. 3 października 1947 r. 1</text:p>
      <text:p text:style-name="Standard"><text:soft-page-break/>poznałem go po raz pierwszy na Institute Advanced Study w Princeton.</text:p>
      <text:p text:style-name="Standard">John von Neumann wywarł na wszystkich silne wrażenie. Ludzie przychodzili do niego po pomoc w swoich problemach ze względu na jego wielką wnikliwość. Na początkowych etapach</text:p>
      <text:p text:style-name="Standard">rozwój nowej dziedziny, takiej jak programowanie liniowe, atomowe fizyka, komputery czy cokolwiek innego, jego rady okazały się bezcenne. Po głębszym rozwinięciu tych pól,</text:p>
      <text:p text:style-name="Standard">jednak trudniej było mu zrobić to samo spektakularny wkład. Myślę, że każdy ma skończone</text:p>
      <text:p text:style-name="Standard">pojemność, a Johnny nie był wyjątkiem. Pamiętam, jak próbowałem opisać to von Neumann (jako</text:p>
      <text:p text:style-name="Standard">Dla zwykłego śmiertelnika byłbym problemem Sił Powietrznych.</text:p>
      <text:p text:style-name="Standard">Zacząłem od sformułowania programowania liniowego</text:p>
      <text:p text:style-name="Standard">model pod względem czynności i przedmiotów itp. Zrobił coś, co moim zdaniem było dla niego nietypowe. "Dostać się do chodzi o to - warknął na mnie niecierpliwie. Mając czasami</text:p>
      <text:p text:style-name="Standard">nieco niski punkt rozpalenia, powiedziałem sobie: „OK, jeśli on</text:p>
      <text:p text:style-name="Standard">chce szybko, to dostanie ”. Poniżej jednego minuta uderzyłem w tablicę geometryczną i algebraiczną wersję problemu. Von Neumann wstał i powiedział: „O to!” Następnie przez następną półtorej godziny prowadził wykład z matematycznej teorii programy liniowe.</text:p>
      <text:p text:style-name="Standard">W pewnym momencie, widząc mnie siedzącego tam z trzaskającymi oczami i otwartymi ustami (w końcu przeszukałem literaturę i nic nie znalazłem), von Neumann powiedział:</text:p>
      <text:p text:style-name="Standard"/>
      <text:p text:style-name="Standard">Nie chcę, żebyś myślał, że wyciągam to wszystko ze swojego</text:p>
      <text:p text:style-name="Standard">rękaw pod wpływem chwili jak magik. Mam Niedawno ukończyłem książkę z Oscarem Morgensternem teoria gier. To, co robię, to domysły że te dwa problemy są równoważne. Teoria, że ​​ja Zarysowanie jest analogiem do tego, który opracowaliśmy dla gier.</text:p>
      <text:p text:style-name="Standard">W ten sposób po raz pierwszy dowiedziałem się o lemacie Farkasa i o Duality. Von Neumann obiecał dać moje</text:p>
      <text:p text:style-name="Standard">problem obliczeniowy trochę przemyślenia i skontaktowania się ze mną</text:p>
      <text:p text:style-name="Standard">kilka tygodni, co zrobił. Zaproponował iteracyjny schemat nieliniowy. Później Alan Hoffman i jego grupa w</text:p>
      <text:p text:style-name="Standard">Bureau of Standards (około 1952 r.) Wypróbowało go na wielu problemach testowych. Porównali to również do simplex</text:p>
      <text:p text:style-name="Standard">metody iz pewnymi propozycjami T. Motzkina. Metoda simplex okazała się zdecydowanym zwycięzcą.</text:p>
      <text:p text:style-name="Standard">W wyniku kolejnej wizyty w czerwcu 1948 roku poznałem Alberta</text:p>
      <text:p text:style-name="Standard">Tucker, który później został szefem wydziału matematyki w Princeton. Wkrótce Tucker i jego uczniowie Harold</text:p>
      <text:p text:style-name="Standard">Zaczęli Kuhn i David Gale oraz inni, jak Lloyd Shapley</text:p>
      <text:p text:style-name="Standard">ich historyczna praca nad teorią gier, programowaniem nieliniowym</text:p>
      <text:p text:style-name="Standard">i teoria dwoistości. Grupa Princeton stała się ogniskiem</text:p>
      <text:p text:style-name="Standard">punkt wśród matematyków prowadzących badania w tych dziedzinach.</text:p>
      <text:p text:style-name="Standard"/>
      <text:p text:style-name="Standard">Wczesne dni były pełne intensywnego podniecenia. Naukowcy, wreszcie wolni od wojennych nacisków, wkroczyli w powojenny głód nowych dziedzin badań. Komputer pojawił się na scenie w odpowiednim momencie. Ekonomiści -matematycy byli zaintrygowani taką możliwością</text:p>
      <text:p text:style-name="P4">podstawowy problem optymalnej alokacji rzadkości zasoby można rozwiązać numerycznie. </text:p>
      <text:p text:style-name="P4"/>
      <text:p text:style-name="P4">Niedługo potem moje pierwsze spotkanie z Tuckerem było spotkaniem</text:p>
      <text:p text:style-name="Standard">Towarzystwo Ekonometryczne w Wisconsin, w którym uczestniczyli znani statystycy i matematycy, tacy jak Hotelling i von Neumann i ekonomiści tacy jak Koopmans. ja byłem a</text:p>
      <text:p text:style-name="Standard">młody nieznany i pamiętam, jak bardzo się bałam idea zaprezentowania po raz pierwszy tak wybitnej publiczności koncepcji programowania liniowego.</text:p>
      <text:p text:style-name="Standard">Po moim wystąpieniu przewodniczący wezwał do dyskusji. Dla przez chwilę panowała martwa cisza; potem ręka został podniesiony. To było Hotellinga. Muszę spieszyć się z wyjaśnieniem</text:p>
      <text:p text:style-name="Standard">że Hotelling był gruby. Uwielbiał pływać w ocean, a kiedy to zrobił, mówi się, że poziom oceanu</text:p>
      <text:p text:style-name="P4"><text:soft-page-break/>wyraźnie wzrosła. Ten olbrzymi mężczyzna wstał z tyłu pokoju jego wyrazista, tłusta twarz przybrała jeden z nich tych wszechwiedzących uśmiechów, które wszyscy tak dobrze znamy. </text:p>
      <text:p text:style-name="P4"/>
      <text:p text:style-name="P4">Powiedział:</text:p>
      <text:p text:style-name="Standard">„Ale wszyscy wiemy, że świat jest nieliniowy”. Wypowiedziałem</text:p>
      <text:p text:style-name="Standard">ta druzgocąca krytyka mojego modelu majestatycznie siedział</text:p>
      <text:p text:style-name="Standard">na dół. I oto ja, wirtualna nieznana osoba, gorączkowo próbująca</text:p>
      <text:p text:style-name="Standard">ułożyć właściwą odpowiedź.</text:p>
      <text:p text:style-name="Standard">Nagle pojawiła się kolejna ręka na widowni. To było</text:p>
      <text:p text:style-name="Standard">von Neumann. "Pan. Przewodniczący, panie przewodniczący - powiedział,</text:p>
      <text:p text:style-name="Standard">„Jeśli mówca nie ma nic przeciwko, chciałbym odpowiedzieć za</text:p>
      <text:p text:style-name="Standard">mu." Naturalnie się zgodziłem. Von Neumann powiedział: „Mówca</text:p>
      <text:p text:style-name="Standard">zatytułował swój referat „programowanie liniowe” i dokładnie przedstawił swoje</text:p>
      <text:p text:style-name="Standard">aksjomaty. Jeśli masz aplikację, która spełnia aksjomaty, dobrze go wykorzystaj. Jeśli nie, to nie ”i usiadł. <text:span text:style-name="T2">W ostatecznym rozrachunku, oczywiście, Hotelling miał rację. Plik</text:span></text:p>
      <text:p text:style-name="P1">świat jest wysoce nieliniowy. Na szczęście systemy liniowe nierówności (w przeciwieństwie do równości) pozwalają na przybliżenie większości napotkanych rodzajów nieliniowych relacji</text:p>
      <text:p text:style-name="P1">w praktycznym planowaniu.</text:p>
      <text:p text:style-name="Standard"><text:span text:style-name="T2">W 1949 r., Dokładnie dwa lata od czasu, kiedy po raz pierwszy powstało programowanie liniowe,</text:span> pierwsza konferencja (czasami nazywana sympozjum zerowym) poświęcona</text:p>
      <text:p text:style-name="Standard">Programowanie matematyczne odbyło się na Uniwersytecie im</text:p>
      <text:p text:style-name="Standard">Chicago. Organizator Tjalling Koopmans, zatytułowany później</text:p>
      <text:p text:style-name="Standard">materiały konferencyjne, Analiza działalności produkcji i alokacji. Ekonomiści tacy jak Koopmans, Kenneth</text:p>
      <text:p text:style-name="Standard">Arrow, Paul Samuelson, Leonid Hurwitz, Robert Dorfman,</text:p>
      <text:p text:style-name="Standard">Nicholos Georgescu-Roegen i Herbert Simon; matematycy tacy jak Albert Tucker, Harold Kuhn i David</text:p>
      <text:p text:style-name="Standard">Wichura; i typy sił powietrznych, takie jak Marshall Wood, Murray</text:p>
      <text:p text:style-name="Standard">Geisler i ja wszyscy wnieśliśmy swój wkład.</text:p>
      <text:p text:style-name="Standard">Nadejście, a raczej obietnica, że ​​komputer elektroniczny wkrótce powstanie, wystawienie matematyków teoretycznych i ekonomistów na realne problemy wojny,</text:p>
      <text:p text:style-name="Standard">zainteresowanie mechanizacją procesu planowania i ostatnie</text:p>
      <text:p text:style-name="Standard">ale nie tylko dostępność pieniędzy na takie wnioski</text:p>
      <text:p text:style-name="Standard">wszystkie badania zbiegły się w latach 1947–1949. Plik</text:p>
      <text:p text:style-name="Standard">nadszedł czas. Badania wykonano dokładnie w dwóch</text:p>
      <text:p text:style-name="Standard">lat jest moim zdaniem jednym z niezwykłych wydarzeń</text:p>
      <text:p text:style-name="Standard">historia. Pozostaje do tego przebieg konferencji</text:p>
      <text:p text:style-name="Standard">bardzo ważne podstawowe odniesienie, klasyk!</text:p>
      <text:p text:style-name="Standard">Metoda simplex okazała się potężnym narzędziem teoretycznym do dowodzenia twierdzeń, a także potężnym narzędziem obliczeniowym. Aby udowodnić twierdzenia, konieczne jest, aby</text:p>
      <text:p text:style-name="Standard"/>
      <text:p text:style-name="Standard"/>
      <text:p text:style-name="Standard">algorytm zawiera sposób na uniknięcie degeneracji. W związku z tym,</text:p>
      <text:p text:style-name="Standard">większość wczesnych badań przeprowadzonych około 1950 roku przez Alexa Ordena,</text:p>
      <text:p text:style-name="Standard">Philip Wolfe i ja w Pentagonie oraz J. H.</text:p>
      <text:p text:style-name="Standard">Edmonson jako ćwiczenie klasowe w 1951 r. I A. Charnes w</text:p>
      <text:p text:style-name="Standard">Rok 1952 zastanawiał się, co zrobić, gdy napotkamy zdegenerowane rozwiązanie.</text:p>
      <text:p text:style-name="Standard">We wczesnych latach pięćdziesiątych w wielu obszarach, które wspólnie</text:p>
      <text:p text:style-name="Standard">zaczęło się pojawiać programowanie matematyczne. Te</text:p>
      <text:p text:style-name="Standard">podpola szybko rosły, a programowanie liniowe odgrywało rolę</text:p>
      <text:p text:style-name="Standard">fundamentalną rolę w ich rozwoju. Kilka słów będzie</text:p>
      <text:p text:style-name="Standard">teraz powiedzmy o każdym z nich.</text:p>
      <text:p text:style-name="Standard"><text:soft-page-break/>Programowanie nieliniowe rozpoczęło się około 1951 roku od</text:p>
      <text:p text:style-name="Standard">słynne warunki Karush-Kuhn-Tucker, które są ze sobą powiązane</text:p>
      <text:p text:style-name="Standard">do Warunków Fritza-Johna (1948). W 1954 roku Ragnar Frisch</text:p>
      <text:p text:style-name="Standard">(który później otrzymał pierwszą nagrodę Nobla w dziedzinie ekonomii) zaproponował nieliniową metodę punktową do rozwiązywania programów liniowych. Wcześniejsze propozycje, takie jak propozycje von Neumanna i Motzkina, również można postrzegać jako metody wewnętrzne.</text:p>
      <text:p text:style-name="Standard">Później w latach sześćdziesiątych G. Zoutendijk, T. Rockafellar, P. Wolfe,</text:p>
      <text:p text:style-name="Standard">R. Cottle, Fiacco i McCormick i inni opracowali</text:p>
      <text:p text:style-name="Standard">teoria programowania nieliniowego i rozszerzone pojęcia</text:p>
      <text:p text:style-name="Standard">dwoistości.</text:p>
      <text:p text:style-name="Standard"/>
      <text:p text:style-name="Standard"/>
      <text:p text:style-name="P1">Aplikacje komercyjne rozpoczęto w 1952 roku Charnes, Cooper i Mellon ze swoimi (obecnie klasycznymi) optymalne mieszanie produktów ropopochodnych w celu uzyskania benzyny.</text:p>
      <text:p text:style-name="P1">Aplikacje szybko rozprzestrzeniły się na inne obszary komercyjne i</text:p>
      <text:p text:style-name="P1">szybko przyćmił zastosowania wojskowe, które zapoczątkowały</text:p>
      <text:p text:style-name="P1">pole.</text:p>
      <text:p text:style-name="Standard">Oprogramowanie - rola sadowników. W 1954 roku William</text:p>
      <text:p text:style-name="Standard">Orchard-Hays z Rand Corporation, napisał pierwszy</text:p>
      <text:p text:style-name="Standard">komercyjne oprogramowanie do rozwiązywania programów liniowych.</text:p>
      <text:p text:style-name="Standard">Wiele pomysłów teoretycznych, takich jak sposoby kompaktowania odwrotności,</text:p>
      <text:p text:style-name="Standard">skorzystać z rzadkości, a gwarancja stabilności numerycznej zostały po raz pierwszy wprowadzone w jego kodach. W rezultacie jego pomysły dotyczące oprogramowania dominowały w tej dziedzinie przez wiele dziesięcioleci i umożliwiły zastosowania komercyjne. Nie można przecenić znaczenia wkładu firmy Orchard-Hays bo to stymulowało cały rozwój pola i</text:p>
      <text:p text:style-name="Standard">przekształcone programowanie liniowe i jego rozszerzenia z pliku</text:p>
      <text:p text:style-name="Standard">interesująca teoria matematyczna w potężne narzędzie, które</text:p>
      <text:p text:style-name="Standard">zmienił sposób planowania praktycznego.</text:p>
      <text:p text:style-name="Standard">Teoria przepływu w sieci zaczęła ewoluować na początku</text:p>
      <text:p text:style-name="Standard">1950. Flood, Ford i Fulkerson w 1954 r., Hoffman i</text:p>
      <text:p text:style-name="Standard">Kuhn w 1956 roku rozwinął swoje powiązania z teorią grafów.</text:p>
      <text:p text:style-name="Standard">Ostatnie badania nad optymalizacją kombinatoryczną przyniosły korzyści</text:p>
      <text:p text:style-name="Standard">z tych wczesnych badań.</text:p>
      <text:p text:style-name="Standard">Metody na dużą skalę rozpoczęły się w 1955 roku wraz z moją pracą</text:p>
      <text:p text:style-name="Standard">„Górne granice, blokowe systemy trójkątne i drugorzędne</text:p>
      <text:p text:style-name="Standard">Ograniczenia ”. W latach 1959-60 Wolfe i ja opublikowaliśmy nasze artykuły</text:p>
      <text:p text:style-name="Standard">na zasadzie rozkładu. Jego podwójna forma została odkryta przez Bendersa w 1962 roku i po raz pierwszy zastosowana w rozwiązaniu</text:p>
      <text:p text:style-name="Standard">programów mieszanych liczb całkowitych. Jest teraz szeroko używany</text:p>
      <text:p text:style-name="Standard">rozwiązywać programy stochastyczne.</text:p>
      <text:p text:style-name="Standard"/>
      <text:p text:style-name="Standard"/>
      <text:p text:style-name="Standard">Programowanie stochastyczne rozpoczęło się w 1955 roku od mojej pracy</text:p>
      <text:p text:style-name="Standard">„Programowanie liniowe w warunkach niepewności” (podejście</text:p>
      <text:p text:style-name="Standard">które zostało znacznie rozszerzone przez R. J.-B. Wchodzi</text:p>
      <text:p text:style-name="Standard">1960 i J. R. Birge w 1980). Niezależnie,</text:p>
      <text:p text:style-name="Standard">Niemal w tym samym czasie w 1955 r. E. M. L. Beale zaproponował sposoby rozwiązywania programów stochastycznych. Ważny wkład w tę dziedzinę wniósł A. Charnes</text:p>
      <text:p text:style-name="Standard">i W. W. Cooper w późnych latach pięćdziesiątych używali ograniczeń przypadkowych, tj. ograniczeń, które utrzymują się z określonym prawdopodobieństwem. Programowanie stochastyczne jest jedną z najbardziej obiecujących dziedzin przyszłych badań, ściśle związaną z metodami na dużą skalę. Jedno podejście, które autor, Peter Glynn</text:p>
      <text:p text:style-name="Standard"><text:soft-page-break/>i Gerd Inflanger badani (1990), łączy Benders '</text:p>
      <text:p text:style-name="Standard">zasada dekompozycji, z pomysłami opartymi na ważności</text:p>
      <text:p text:style-name="Standard">pobieranie próbek i stosowanie równoległych procesorów.</text:p>
      <text:p text:style-name="Standard">Programowanie Integer rozpoczęło się w 1958 roku przez R. E. Gomory'ego.</text:p>
      <text:p text:style-name="Standard">W przeciwieństwie do wcześniejszej pracy nad problemem komiwojażera</text:p>
      <text:p text:style-name="Standard">przez D. R. Fulkerson, S. M. Johnson i Dantzig, Gomory</text:p>
      <text:p text:style-name="Standard">pokazał, jak systematycznie generować płaszczyzny „cięcia”.</text:p>
      <text:p text:style-name="Standard">Cięcia są dodatkowymi niezbędnymi warunkami, które po dodaniu</text:p>
      <text:p text:style-name="Standard">istniejący system nierówności gwarantuje, że rozwiązanie optymalizacyjne rozwiąże się w liczbach całkowitych. Ellis Johnson z</text:p>
      <text:p text:style-name="Standard">IBM rozszerzył idee Gomory. Egon Balas i wielu</text:p>
      <text:p text:style-name="Standard">inni opracowali sprytne schematy eliminacji do rozwiązywania problemów 0-1. Oddział i związany się odwrócił</text:p>
      <text:p text:style-name="Standard">być jednym z najbardziej skutecznych sposobów rozwiązywania praktycznych programów opartych na liczbach całkowitych. Pojawiają się najbardziej wydajne techniki</text:p>
      <text:p text:style-name="Standard">być tymi, które łączą płaszczyzny tnące z odgałęzieniem.</text:p>
      <text:p text:style-name="Standard">Dokoła została zapoczątkowana teoria komplementarnej teorii obrotu</text:p>
      <text:p text:style-name="Standard">1962–63 Richarda Cottle'a i Dantziga i bardzo</text:p>
      <text:p text:style-name="Standard">przedłużony przez Cottle. To był wynik metody Wolfe'a</text:p>
      <text:p text:style-name="Standard">do rozwiązywania programów kwadratowych. W 1964 roku Lemke i Howson zastosowali algorytm do gier bimatrix. W 1965r</text:p>
      <text:p text:style-name="Standard">Lemke rozszerzył to podejście na inne programy niewypukłe. Wyniki Lemkego stanowią historyczny przełom</text:p>
      <text:p text:style-name="Standard">do domeny nie wypukłej. W latach siedemdziesiątych Scarf, Kuhn i</text:p>
      <text:p text:style-name="Standard">Eaves po raz kolejny rozszerzył to podejście do rozwiązania</text:p>
      <text:p text:style-name="Standard">problemy z punktami stałymi.</text:p>
      <text:p text:style-name="Standard">Złożoność obliczeniowa. Wiele klas problemów obliczeniowych, chociaż pochodzą one z różnych źródeł</text:p>
      <text:p text:style-name="Standard">i wydają się mieć zupełnie inne stwierdzenia matematyczne</text:p>
      <text:p text:style-name="Standard">można „zredukować” do siebie poprzez sekwencję niezbyt kosztownych kroków obliczeniowych. Te, które można tak zredukować</text:p>
      <text:p text:style-name="Standard">mówi się, że należą do tej samej klasy równoważności. To</text:p>
      <text:p text:style-name="Standard">oznacza, że ​​algorytm, który może rozwiązać jeden element składowy</text:p>
      <text:p text:style-name="Standard">klasę można zmodyfikować, aby rozwiązać dowolną inną w tej samej klasie równoważności. Złożoność obliczeniowa klasy równoważności to wielkość, która mierzy ilość</text:p>
      <text:p text:style-name="Standard">wysiłek obliczeniowy wymagany do rozwiązania najtrudniejszego</text:p>
      <text:p text:style-name="Standard">problem należący do tej klasy, czyli jego najgorszy przypadek. Nie wielomianowy algorytm byłby taki, który wymaga w</text:p>
      <text:p text:style-name="Standard">w najgorszym przypadku liczba kroków nie mniejsza niż jakieś wyrażenie wykładnicze, takie jak Lnm n! 100n, gdzie n i m odnoszą się do</text:p>
      <text:p text:style-name="Standard">wymiary wiersza i kolumny problemu i L do</text:p>
      <text:p text:style-name="Standard">liczba bitów potrzebnych do przechowywania danych wejściowych.</text:p>
      <text:p text:style-name="Standard"/>
      <text:p text:style-name="Standard"/>
      <text:p text:style-name="Standard"/>
      <text:p text:style-name="Standard">Algorytmy czasu wielomianowego. Przez długi czas tak nie było</text:p>
      <text:p text:style-name="Standard">wiadomo, czy programy liniowe należały do ​​nie wielomianowej klasy zwanej „twardą” (na przykład ta, do której należy problem komiwojażera), czy do „łatwej” klasy wielomianowej (takiej jak ta, w której problem najkrótszej ścieżki</text:p>
      <text:p text:style-name="Standard">należy do). W 1970 roku stworzyli Victor Klee i George Minty</text:p>
      <text:p text:style-name="Standard">przykład, który pokazał, że klasyczny algorytm simplex</text:p>
      <text:p text:style-name="Standard">wymagałoby wykładniczej liczby kroków, aby rozwiązać problem</text:p>
      <text:p text:style-name="Standard"><text:soft-page-break/>program liniowy w najgorszym przypadku. W 1978 roku rosyjski matematyk L. G. Khachian opracował algorytm wielomianu do rozwiązywania programów liniowych. Jest to metoda wewnętrzna</text:p>
      <text:p text:style-name="Standard">używając elipsoid wpisanych w wykonalny region. Udowodnił</text:p>
      <text:p text:style-name="Standard">że czas obliczeniowy na pewno będzie mniejszy niż wyrażenie wielomianowe w wymiarach problemu i</text:p>
      <text:p text:style-name="Standard">liczba cyfr danych wejściowych. Chociaż wielomian,</text:p>
      <text:p text:style-name="Standard">ustalona przez niego granica okazała się dla niego zbyt wysoka</text:p>
      <text:p text:style-name="Standard">algorytm rozwiązywania problemów praktycznych.</text:p>
      <text:p text:style-name="Standard">Algorytm Karmarkara (1984) był ważny</text:p>
      <text:p text:style-name="Standard">poprawa teoretycznego wyniku Khachiana, że ​​a</text:p>
      <text:p text:style-name="Standard">program liniowy można rozwiązać w czasie wielomianowym. Ponadto</text:p>
      <text:p text:style-name="Standard">jego algorytm okazał się takim, do którego można było się przyzwyczaić</text:p>
      <text:p text:style-name="Standard">rozwiązywać praktyczne programy liniowe. W chwili obecnej (1990)</text:p>
      <text:p text:style-name="Standard">wewnętrzne algorytmy konkurują w otwartej konkurencji z wariantami</text:p>
      <text:p text:style-name="Standard">metoda simplex. Wydaje się prawdopodobne, że komercyjne oprogramowanie do rozwiązywania programów liniowych w końcu się połączy</text:p>
      <text:p text:style-name="Standard">ruchy typu pivot stosowane w metodach simplex z wnętrzem</text:p>
      <text:p text:style-name="Standard">tekst się porusza.</text:p>
      <text:p text:style-name="Standard">POCHODZENIE NIEKTÓRYCH TERMINÓW</text:p>
      <text:p text:style-name="Standard">Oto kilka historii o tym, jak powstały różne terminy programowania liniowego. Wojsko odwołuje się do swoich różnych planów</text:p>
      <text:p text:style-name="Standard">l<text:span text:style-name="T2">ub proponowane harmonogramy szkoleń, zaopatrzenia logistycznego i</text:span></text:p>
      <text:p text:style-name="P1">rozmieszczenie jednostek bojowych jako programu. Kiedy po raz pierwszy przeanalizowałem problem planowania Sił Powietrznych i zobaczyłem, że tak</text:p>
      <text:p text:style-name="P1">być sformułowane jako układ nierówności liniowych, nazwałem</text:p>
      <text:p text:style-name="P1">mój artykuł Programming in a Linear Structure. Zwróć uwagę, że</text:p>
      <text:p text:style-name="P1">termin „program” był używany w odniesieniu do programów liniowych już wcześniej</text:p>
      <text:p text:style-name="P1">był używany jako zestaw instrukcji używanych przez komputer.</text:p>
      <text:p text:style-name="P1">Na początku instrukcje te nazywano kodami.</text:p>
      <text:p text:style-name="P1">Latem 1948 roku Koopmans i ja odwiedziliśmy</text:p>
      <text:p text:style-name="P1">Rand Corporation. Pewnego dnia poszliśmy na spacer wzdłuż</text:p>
      <text:p text:style-name="P1">Plaża Santa Monica. Koopmans powiedział: „Dlaczego nie skrócić</text:p>
      <text:p text:style-name="P1">„Programowanie w strukturze liniowej” czy „Programowanie liniowe”? ” Odpowiedziałem: „To wszystko! Od teraz to będzie jego</text:p>
      <text:p text:style-name="P1">Nazwa." Później tego samego dnia wygłosiłem wykład w Rand, zatytułowany „Linear</text:p>
      <text:p text:style-name="P1">Programowanie"; lata później Tucker skrócił go do Linear</text:p>
      <text:p text:style-name="P1">Program.</text:p>
      <text:p text:style-name="Standard">Termin Programowanie matematyczne pochodzi od Roberta</text:p>
      <text:p text:style-name="Standard">Dorfmana z Harvardu, który już w 1949 roku czuł, że</text:p>
      <text:p text:style-name="Standard">termin Programowanie liniowe był zbyt restrykcyjny.</text:p>
      <text:p text:style-name="Standard">Termin metoda simplex zrodził się z dyskusji</text:p>
      <text:p text:style-name="Standard">z T. Motzkinem, który czuł, że podejście, którym byłem</text:p>
      <text:p text:style-name="Standard">używając, patrząc w geometrii słupów,</text:p>
      <text:p text:style-name="Standard">najlepiej opisać jako ruch z jednego simplexu</text:p>
      <text:p text:style-name="Standard">do sąsiedniego. Programowanie matematyczne jest również</text:p>
      <text:p text:style-name="Standard">odpowiedzialny za wiele terminów, które są obecnie standardem w</text:p>
      <text:p text:style-name="Standard"/>
      <text:p text:style-name="Standard"/>
      <text:p text:style-name="Standard">literatura matematyczna, terminy takie jak Arg Min, Arg Max,</text:p>
      <text:p text:style-name="Standard">Lexico-Max, Lexico-Min. Termin podwójny to stary termin matematyczny. Ale, co zaskakujące, termin pierwotny jest nowy</text:p>
      <text:p text:style-name="Standard"><text:soft-page-break/>i został zaproponowany przez mojego ojca Tobiasa Dantziga</text:p>
      <text:p text:style-name="Standard">1954 po tym, jak William Orchard-Hays stwierdził potrzebę utworzenia</text:p>
      <text:p text:style-name="Standard">słowo, aby nazwać pierwotny problem, którego podwójny był taki</text:p>
      <text:p text:style-name="Standard">i taki.</text:p>
      <text:p text:style-name="Standard">PODSUMOWANIE WŁASNE</text:p>
      <text:p text:style-name="Standard">WCZESNE SKŁADKI</text:p>
      <text:p text:style-name="Standard">Gdybym został poproszony o podsumowanie mojego wcześniejszego i być może mojego</text:p>
      <text:p text:style-name="Standard">najważniejszy wkład w programowanie liniowe, I.</text:p>
      <text:p text:style-name="Standard">powiedziałby, że jest ich trzech:</text:p>
      <text:p text:style-name="Standard">(1) Uznając (w wyniku moich wojennych lat jako</text:p>
      <text:p text:style-name="Standard">praktyczny program do planowania), że najbardziej praktyczne planowanie</text:p>
      <text:p text:style-name="Standard">relacje można przeformułować jako system liniowy</text:p>
      <text:p text:style-name="Standard">nierówności.</text:p>
      <text:p text:style-name="Standard">(2) Zastąpienie zbioru podstawowych zasad wyboru dobra</text:p>
      <text:p text:style-name="Standard">plany według funkcji celu. (W najlepszym przypadku podstawowe zasady</text:p>
      <text:p text:style-name="Standard">tylko środek do realizacji celu, a nie sam cel).</text:p>
      <text:p text:style-name="Standard">(3) Wynalezienie metody simplex, która przekształciłaby plik</text:p>
      <text:p text:style-name="Standard">raczej nieskomplikowany model programowania liniowego</text:p>
      <text:p text:style-name="Standard">ekonomii w podstawowe narzędzie do praktycznego planowania dużych</text:p>
      <text:p text:style-name="Standard">złożone systemy.</text:p>
      <text:p text:style-name="Standard">Ogromna moc metody simplex jest dla mnie nieustannym zaskoczeniem. Aby rozwiązać zadanie brutalną siłą</text:p>
      <text:p text:style-name="Standard">problem (o którym wspomniałem wcześniej) wymagałby kolektora słonecznego</text:p>
      <text:p text:style-name="Standard">system pełen nanosekundowych komputerów elektronicznych</text:p>
      <text:p text:style-name="Standard">od czasu Wielkiego Wybuchu do czasu wszechświata</text:p>
      <text:p text:style-name="Standard">robi się zimno, aby przeskanować wszystkie permutacje w celu wybrania</text:p>
      <text:p text:style-name="Standard">ten, który jest najlepszy. Jednak znalezienie go zajmuje tylko chwilę</text:p>
      <text:p text:style-name="Standard">optymalne rozwiązanie wykorzystujące komputer osobisty i standardowe oprogramowanie do metody simplex lub wewnętrznej.</text:p>
      <text:p text:style-name="P1">Z perspektywy czasu warto zauważyć, że oryginał</text:p>
      <text:p text:style-name="P1">problem, który zapoczątkował moje badania, jest nadal nierozwiązany -</text:p>
      <text:p text:style-name="P1">mianowicie problem planowania lub harmonogramowania dynamicznie w czasie, w szczególności planowania dynamicznego w ramach</text:p>
      <text:p text:style-name="P1">niepewność. Gdyby taki problem udało się rozwiązać</text:p>
      <text:p text:style-name="P1">mogłoby się do tego przyczynić (ostatecznie poprzez lepsze planowanie)</text:p>
      <text:p text:style-name="P1">dobrobyt i stabilność świata.</text:p>
      <text:p text:style-name="Standard">Do 1990 roku programowanie stochastyczne stało się bardzo</text:p>
      <text:p text:style-name="Standard">ekscytująca dziedzina badań i zastosowań z badaniami</text:p>
      <text:p text:style-name="Standard"/>
      <text:p text:style-name="Standard"/>
      <text:p text:style-name="Standard"/>
      <text:p text:style-name="Standard">odbywające się w wielu krajach. To aktywne i trudne</text:p>
      <text:p text:style-name="Standard">Field już rozwiązał kilka ważnych problemów związanych z planowaniem długoterminowym. Uważam, że postęp zależy od pomysłów</text:p>
      <text:p text:style-name="Standard">zaczerpnięte z wielu dziedzin. Na przykład nasza grupa w Stanford pracuje nad metodą rozwiązania, która łączy</text:p>
      <text:p text:style-name="Standard">zasada zagnieżdżonego rozkładu, próbkowanie ważności,</text:p>
      <text:p text:style-name="Standard">oraz wykorzystanie procesorów równoległych.</text:p>
      <text:p text:style-name="P1">Przed programowaniem liniowym było to niepraktyczne</text:p>
      <text:p text:style-name="P1">wyraźnie określają cele ogólne, a więc często cele były</text:p>
      <text:p text:style-name="P1">mylić z podstawowymi zasadami rozwiązania. Zapytaj dowódcę wojskowego, jaki jest cel, a on odpowie: „</text:p>
      <text:p text:style-name="P1"><text:soft-page-break/>celem jest wygranie wojny ”. Po naciskaniu, by być kimś więcej</text:p>
      <text:p text:style-name="P1">wyraźnie, marynarz mógłby powiedzieć: „Sposób na wygranie wojny</text:p>
      <text:p text:style-name="P1">jest budowanie pancerników ”lub, jeśli jest generałem sił powietrznych,</text:p>
      <text:p text:style-name="Standard"><text:span text:style-name="T2">mógłby powiedzieć:</text:span> <text:span text:style-name="T2">„Aby wygrać, trzeba zbudować wielką flotę</text:span></text:p>
      <text:p text:style-name="P1">bombowce ”. W ten sposób stają się środki do osiągnięcia celu</text:p>
      <text:p text:style-name="P1">cel sam w sobie, który z kolei tworzy nowy grunt</text:p>
      <text:p text:style-name="P1">zasady, jak zabrać się do osiągnięcia takich środków jak</text:p>
      <text:p text:style-name="P1">jak najlepiej budować bombowce. Oznacza to w</text:p>
      <text:p text:style-name="P1">z kolei mylić się z celami.</text:p>
      <text:p text:style-name="Standard"/>
      <text:p text:style-name="P1">Od 1947 r. Pojęcie celu dostosowuje się do naszej coraz większej zdolności do rozwiązywania złożonych problemów. Gdy zbliżamy się do końca XX wieku,</text:p>
      <text:p text:style-name="P1">planiści stają się coraz bardziej świadomi, że można jednocześnie zoptymalizować określony cel</text:p>
      <text:p text:style-name="P1">czas, zabezpieczając się przed wieloma różnymi niekorzystnymi zdarzeniami, które mogą się zdarzyć i wykorzystując dowolne korzystna okazja, która może się pojawić.</text:p>
      <text:p text:style-name="Standard"/>
      <text:p text:style-name="P1">Umiejętność określenia ogólnych celów, a następnie umieć Znalezienie optymalnych rozwiązań politycznych dla praktycznych problemów decyzyjnych o dużej złożoności jest rewolucyjnym osiągnięciem.</text:p>
      <text:p text:style-name="Standard"/>
      <text:p text:style-name="Standard">Mówiłem wcześniej. Przeszliśmy długą drogę do osiągnięcia ten cel, ale wiele pozostaje do zrobienia, szczególnie w obszar niepewności. Ostateczna próba nadejdzie, gdy my</text:p>
      <text:p text:style-name="Standard">potrafi rozwiązać praktyczne problemy, które zrodziły się w tej dziedzinie w 1947 roku.</text:p>
      <text:p text:style-name="Standard"/>
      <text:p text:style-name="Standard"/>
      <text:p text:style-name="Standard"/>
      <text:p text:style-name="Standard">Ten artykuł ukazał się pierwotnie w History of Mathematical Programming: A Collection of Personal Reminiscences,</text:p>
      <text:p text:style-name="Standard">1991, J. K. Lenstra, A. H. G. Rinnooy Kan i A. Schrijver (red.), Elsevier Science Publishers B.V., Amsterdam,</text:p>
      <text:p text:style-name="Standard">Holandia. Prawa autorskie należą do autora i są</text:p>
      <text:p text:style-name="Standard">przedrukowano tutaj za jego zgodą.</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9:57:54.803848818</meta:creation-date>
    <dc:date>2021-02-20T20:58:22.772671948</dc:date>
    <meta:editing-duration>PT24M56S</meta:editing-duration>
    <meta:editing-cycles>3</meta:editing-cycles>
    <meta:generator>LibreOffice/6.4.6.2$Linux_X86_64 LibreOffice_project/40$Build-2</meta:generator>
    <meta:document-statistic meta:table-count="0" meta:image-count="0" meta:object-count="0" meta:page-count="11" meta:paragraph-count="363" meta:word-count="4666" meta:character-count="33833" meta:non-whitespace-character-count="29510"/>
  </office:meta>
</office:document-meta>
</file>